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</style:style>
    <style:style style:name="P4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5" style:family="paragraph" style:parent-style-name="Standard" style:list-style-name="LS1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</style:style>
    <style:style style:name="P6" style:family="paragraph" style:parent-style-name="Standard" style:list-style-name="LS1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style:writing-mode="lr-tb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8" style:family="paragraph" style:parent-style-name="Standard">
      <style:paragraph-properties fo:line-height="115%" fo:break-before="auto" fo:break-after="auto" style:writing-mode="lr-tb"/>
    </style:style>
    <style:style style:name="P9" style:family="paragraph" style:parent-style-name="Standard">
      <style:paragraph-properties fo:line-height="115%" fo:break-before="auto" fo:break-after="auto" style:writing-mode="lr-tb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 style:list-style-name="LS2">
      <style:paragraph-properties fo:margin-top="0in" fo:margin-bottom="0in" fo:line-height="115%" fo:break-before="auto" fo:break-after="auto" style:writing-mode="lr-tb"/>
    </style:style>
    <style:style style:name="P11" style:family="paragraph" style:parent-style-name="Standard" style:list-style-name="LS3">
      <style:paragraph-properties fo:margin-top="0in" fo:margin-bottom="0in" fo:line-height="115%" fo:break-before="auto" fo:break-after="auto" style:writing-mode="lr-tb"/>
    </style:style>
    <style:style style:name="P12" style:family="paragraph" style:parent-style-name="Standard" style:list-style-name="LS5">
      <style:paragraph-properties fo:margin-top="0in" fo:margin-bottom="0in" fo:line-height="115%" fo:break-before="auto" fo:break-after="auto" style:writing-mode="lr-tb"/>
    </style:style>
    <style:style style:name="P13" style:family="paragraph" style:parent-style-name="Standard">
      <style:paragraph-properties fo:margin-top="0in" fo:margin-bottom="0in" fo:line-height="115%" fo:break-before="auto" fo:break-after="auto" style:writing-mode="lr-tb"/>
      <style:text-properties fo:font-weight="normal" style:font-weight-asian="normal" style:font-weight-complex="normal"/>
    </style:style>
    <style:style style:name="P14" style:family="paragraph" style:parent-style-name="Standard" style:list-style-name="LS5">
      <style:paragraph-properties fo:margin-top="0in" fo:margin-bottom="0in" fo:line-height="115%" fo:break-before="auto" fo:break-after="auto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S3">
      <style:paragraph-properties fo:margin-top="0in" fo:margin-bottom="0in" fo:line-height="115%" style:writing-mode="lr-tb"/>
    </style:style>
    <style:style style:name="P16" style:family="paragraph" style:parent-style-name="Standard" style:list-style-name="LS5">
      <style:paragraph-properties fo:margin-top="0in" fo:margin-bottom="0in" fo:line-height="115%" style:writing-mode="lr-tb"/>
    </style:style>
    <style:style style:name="P17" style:family="paragraph" style:parent-style-name="Standard">
      <style:paragraph-properties fo:margin-top="0in" fo:margin-bottom="0in" fo:line-height="115%" style:writing-mode="lr-tb"/>
      <style:text-properties fo:font-weight="bold" style:font-weight-asian="bold" style:font-weight-complex="bold"/>
    </style:style>
    <style:style style:name="P18" style:family="paragraph" style:parent-style-name="Standard" style:list-style-name="LS3">
      <style:paragraph-properties fo:margin-top="0in" fo:margin-bottom="0in" fo:line-height="115%" style:writing-mode="lr-tb"/>
      <style:text-properties fo:font-weight="bold" style:font-weight-asian="bold" style:font-weight-complex="bold"/>
    </style:style>
    <style:style style:name="P19" style:family="paragraph" style:parent-style-name="Standard">
      <style:paragraph-properties fo:margin-top="0in" fo:margin-bottom="0in" fo:line-height="115%" style:writing-mode="lr-tb"/>
      <style:text-properties fo:font-weight="normal" style:font-weight-asian="normal" style:font-weight-complex="normal"/>
    </style:style>
    <style:style style:name="P20" style:family="paragraph" style:parent-style-name="Standard" style:list-style-name="LS4">
      <style:paragraph-properties fo:margin-top="0in" fo:margin-bottom="0in" fo:line-height="115%" style:writing-mode="lr-tb"/>
      <style:text-properties fo:font-weight="normal" style:font-weight-asian="normal" style:font-weight-complex="normal"/>
    </style:style>
    <style:style style:name="P21" style:family="paragraph" style:parent-style-name="Standard">
      <style:paragraph-properties fo:margin-top="0in" fo:margin-bottom="0in" fo:line-height="115%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top="0in" fo:margin-bottom="0in" fo:line-height="115%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margin-top="0in" fo:margin-bottom="0in" fo:line-height="115%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line-height="115%" style:writing-mode="lr-tb"/>
    </style:style>
    <style:style style:name="P25" style:family="paragraph" style:parent-style-name="Standard">
      <style:paragraph-properties fo:line-height="115%" style:writing-mode="lr-tb"/>
      <style:text-properties fo:font-weight="bold" style:font-weight-asian="bold" style:font-weight-complex="bold"/>
    </style:style>
    <style:style style:name="P26" style:family="paragraph" style:parent-style-name="Standard">
      <style:paragraph-properties fo:line-height="115%" style:writing-mode="lr-tb"/>
      <style:text-properties fo:font-style="italic" fo:font-weight="normal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line-height="115%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Unit</text:span><text:span text:style-name="T1"> 5 </text:span><text:span text:style-name="T1">Project</text:span><text:span text:style-name="T1"> </text:span><text:span text:style-name="T1">Sample</text:span><text:span text:style-name="T1">: </text:span></text:p>
      <text:p text:style-name="P1"><text:span text:style-name="T1">Four Corners Chili Truck Homepage</text:span></text:p>
      <text:p text:style-name="P1"/>
      <text:p text:style-name="P1"><text:span text:style-name="T2">Step</text:span><text:span text:style-name="T2"> 1: </text:span><text:span text:style-name="T2">Define</text:span><text:span text:style-name="T2"> </text:span><text:span text:style-name="T2">Audience</text:span><text:span text:style-name="T2"> / </text:span><text:span text:style-name="T2">Tone</text:span></text:p>
      <text:p text:style-name="P1"/>
      <text:list xml:id="list7475370624940054581" text:style-name="LS1">
        <text:list-item>
          <text:p text:style-name="P5">Who will visit your site? Potential employers? New clients or customers?</text:p>
        </text:list-item>
      </text:list>
      <text:p text:style-name="P3"/>
      <text:p text:style-name="P3">Four Corners Chili Truck is a mobile restaurant so customers looking for hours, location, identifying images, and menu information will primarily be visiting the site.</text:p>
      <text:p text:style-name="P3"/>
      <text:list xml:id="list1" text:style-name="LS1">
        <text:list-item>
          <text:p text:style-name="P5">What can make you and/or your product stand out against your competitors?</text:p>
        </text:list-item>
      </text:list>
      <text:p text:style-name="P3"/>
      <text:p text:style-name="P3">Pictures of the food and testimonials should be incorporated into the site so potential customers know what to expect if they decide to grab a bite. Also, emphasizing the fact that this is a southwestern style chili truck in any way should help to differentiate the chili truck from others in the area. <text:s/>Menu and location would be essential as well.</text:p>
      <text:p text:style-name="P3"/>
      <text:list xml:id="list2" text:style-name="LS1">
        <text:list-item>
          <text:p text:style-name="P5">How would you speak to your clientele if you were communicating in person? How could you translate that style and tone digitally?</text:p>
        </text:list-item>
      </text:list>
      <text:p text:style-name="P3"/>
      <text:p text:style-name="P3">I would convey the message that we have spent time in the southwestern United States learning the “right” way to make chili. <text:s/>Maybe a logo of that region could help and images of fresh chilis or hanging chili bundles could emphasize that.</text:p>
      <text:p text:style-name="P3"/>
      <text:list xml:id="list3" text:style-name="LS1">
        <text:list-item>
          <text:p text:style-name="P5">What colors represent you or your product?</text:p>
        </text:list-item>
      </text:list>
      <text:p text:style-name="P3"/>
      <text:p text:style-name="P3">Oranges and golden hues of the southwest desert may be useful contrasting against blacks and bright colors of the ingredients.</text:p>
      <text:p text:style-name="P3"/>
      <text:list xml:id="list4" text:style-name="LS1">
        <text:list-item>
          <text:p text:style-name="P5">What images illustrate your message?</text:p>
          <text:p text:style-name="P6"/>
        </text:list-item>
      </text:list>
      <text:p text:style-name="P3">Pictures of the truck in service, fresh ingredients like chili peppers, people ordering or eating while smiling, food items on the menu like chili bowls/cups and cornbread in the skillet.</text:p>
      <text:p text:style-name="P3"/>
      <text:p text:style-name="P1"/>
      <text:p text:style-name="P1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oft-page-break/><text:span text:style-name="T2">Step</text:span><text:span text:style-name="T2"> 2: </text:span><text:span text:style-name="T2">Define</text:span><text:span text:style-name="T2"> </text:span><text:span text:style-name="T2">Site</text:span><text:span text:style-name="T2"> </text:span><text:span text:style-name="T2">Structure</text:span></text:p>
      <text:p text:style-name="P1"/>
      <text:p text:style-name="P1">What are the three-to-five pages titled?</text:p>
      <text:p text:style-name="P1"/>
      <text:p text:style-name="P1">There is just one page divided into sections. <text:s/>The nav bar should have links that bring the user to those sections. <text:s/>Header/Nav bar, Images, About, Menu, Location &amp; Contact, Testimonials, and footer.</text:p>
      <text:p text:style-name="P24"/>
      <text:p text:style-name="P1">What will be the purpose for each?</text:p>
      <text:p text:style-name="P1">What should each page contain? Will there be textual content? Or just images?</text:p>
      <text:p text:style-name="P1"/>
      <text:p text:style-name="P7">Header</text:p>
      <text:p text:style-name="P1"><text:span text:style-name="T3">Introduction to the company and page navigation</text:span></text:p>
      <text:p text:style-name="P2"/>
      <text:p text:style-name="P1">Contains:</text:p>
      <text:p text:style-name="P24"/>
      <text:list xml:id="list5435131891431447894" text:style-name="LS2">
        <text:list-item>
          <text:p text:style-name="P10">Title</text:p>
        </text:list-item>
        <text:list-item>
          <text:p text:style-name="P10">Navigation</text:p>
        </text:list-item>
        <text:list-item>
          <text:p text:style-name="P10">Logo</text:p>
        </text:list-item>
      </text:list>
      <text:p text:style-name="P1"/>
      <text:p text:style-name="P1"><text:span text:style-name="T2">Images</text:span></text:p>
      <text:p text:style-name="P1"><text:span text:style-name="T3">Showcase the offering of food and good customer experience</text:span></text:p>
      <text:p text:style-name="P1"/>
      <text:p text:style-name="P1">Contains:</text:p>
      <text:p text:style-name="P24"/>
      <text:list xml:id="list4749544993998755787" text:style-name="LS3">
        <text:list-item>
          <text:p text:style-name="P11">Happy customer</text:p>
        </text:list-item>
        <text:list-item>
          <text:p text:style-name="P11">Chili in a bowl/cup</text:p>
        </text:list-item>
        <text:list-item>
          <text:p text:style-name="P15">Fresh chilis</text:p>
        </text:list-item>
        <text:list-item>
          <text:p text:style-name="P15">Cornbread</text:p>
        </text:list-item>
      </text:list>
      <text:p text:style-name="P17"/>
      <text:p text:style-name="P1"><text:span text:style-name="T2">About</text:span></text:p>
      <text:p text:style-name="P1"><text:span text:style-name="T3">About our history and chili philosophy</text:span></text:p>
      <text:p text:style-name="P1"/>
      <text:p text:style-name="P24">Contains:</text:p>
      <text:p text:style-name="P24"/>
      <text:list xml:id="list6292748496838342495" text:style-name="LS4">
        <text:list-item>
          <text:p text:style-name="P20">1-2 paragraphs on how I got started in the industry and how my travels to Santa Fe influenced my chili recipes.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Menu</text:p>
      <text:p text:style-name="P13"><text:span text:style-name="T3">Provides details of the food being offered and the cost for different portions</text:span></text:p>
      <text:p text:style-name="P17"/>
      <text:p text:style-name="P19">Contains:</text:p>
      <text:p text:style-name="P17"/>
      <text:list xml:id="list987048048" text:continue-list="list4749544993998755787" text:style-name="LS3">
        <text:list-item>
          <text:p text:style-name="P18"><text:span text:style-name="T4">Chili recipes</text:span></text:p>
          <text:list>
            <text:list-item>
              <text:p text:style-name="P18"><text:span text:style-name="T4">Everbody's Chili</text:span></text:p>
              <text:list>
                <text:list-item>
                  <text:p text:style-name="P18"><text:span text:style-name="T4">Description</text:span></text:p>
                </text:list-item>
                <text:list-item>
                  <text:p text:style-name="P18"><text:span text:style-name="T4">Price (cup &amp; bowl)</text:span></text:p>
                </text:list-item>
              </text:list>
            </text:list-item>
            <text:list-item>
              <text:p text:style-name="P18"><text:span text:style-name="T4">Veggie Chili</text:span></text:p>
              <text:list>
                <text:list-item>
                  <text:p text:style-name="P18"><text:span text:style-name="T4">Description</text:span></text:p>
                </text:list-item>
                <text:list-item>
                  <text:p text:style-name="P18"><text:span text:style-name="T4">Price (cup &amp; bowl)</text:span></text:p>
                </text:list-item>
              </text:list>
            </text:list-item>
            <text:list-item>
              <text:p text:style-name="P18"><text:span text:style-name="T4">Santa Fe Chili</text:span></text:p>
              <text:list>
                <text:list-item>
                  <text:p text:style-name="P18"><text:span text:style-name="T4">Description</text:span></text:p>
                </text:list-item>
                <text:list-item>
                  <text:p text:style-name="P18"><text:span text:style-name="T4">Price (cup &amp; bowl)</text:span></text:p>
                </text:list-item>
              </text:list>
            </text:list-item>
          </text:list>
        </text:list-item>
        <text:list-item>
          <text:p text:style-name="P18"><text:span text:style-name="T4">Sides</text:span></text:p>
          <text:list>
            <text:list-item>
              <text:p text:style-name="P18"><text:span text:style-name="T4">5 sides with prices in a list format</text:span></text:p>
            </text:list-item>
            <text:list-item>
              <text:p text:style-name="P15"><text:span text:style-name="T4">Drinks with prices in a list format</text:span></text:p>
            </text:list-item>
          </text:list>
        </text:list-item>
      </text:list>
      <text:p text:style-name="P1"/>
      <text:p text:style-name="P1"><text:span text:style-name="T2">Location &amp; Contact</text:span></text:p>
      <text:p text:style-name="P9">To provide customers exact locations and times to find the truck as well as how to get in touch</text:p>
      <text:p text:style-name="P24"/>
      <text:p text:style-name="P24">Contains:</text:p>
      <text:p text:style-name="P24"/>
      <text:list xml:id="list3060197735969612243" text:style-name="LS5">
        <text:list-item>
          <text:p text:style-name="P12">In Season</text:p>
          <text:list>
            <text:list-item>
              <text:p text:style-name="P16">Memorial Day to Labor Day</text:p>
            </text:list-item>
            <text:list-item>
              <text:p text:style-name="P16">Where and when to find the truck</text:p>
            </text:list-item>
          </text:list>
        </text:list-item>
        <text:list-item>
          <text:p text:style-name="P12">Off Season</text:p>
          <text:list>
            <text:list-item>
              <text:p text:style-name="P16">Labor Day to Memorial Day</text:p>
            </text:list-item>
            <text:list-item>
              <text:p text:style-name="P16">Where and when to find the truck</text:p>
            </text:list-item>
          </text:list>
        </text:list-item>
        <text:list-item>
          <text:p text:style-name="P16">Contact information</text:p>
          <text:list>
            <text:list-item>
              <text:p text:style-name="P16">Email</text:p>
            </text:list-item>
            <text:list-item>
              <text:p text:style-name="P16">Phone</text:p>
            </text:list-item>
            <text:list-item>
              <text:p text:style-name="P16">Facebook</text:p>
            </text:list-item>
          </text:list>
        </text:list-item>
      </text:list>
      <text:p text:style-name="P1"/>
      <text:p text:style-name="P25">Testimonials</text:p>
      <text:p text:style-name="P26">To communicate to new customers that others have tried the food, enjoyed it, and had a good customer experience</text:p>
      <text:p text:style-name="P26"/>
      <text:p text:style-name="P27">Contains:</text:p>
      <text:p text:style-name="P26"/>
      <text:list xml:id="list677642915" text:continue-numbering="true" text:style-name="LS5">
        <text:list-item>
          <text:p text:style-name="P14">3 testimonials of 3-4 sentences each with a name for each listed above the content</text:p>
        </text:list-item>
      </text:list>
      <text:p text:style-name="P21"/>
      <text:p text:style-name="P22">Footer</text:p>
      <text:p text:style-name="P23"><text:span text:style-name="T4">To copyright information and site author if desir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</text:list-level-style-bullet>
      <text:list-level-style-bullet text:level="2" text:style-name="List3Level1" text:bullet-char="○">
        <style:list-level-properties text:space-before="0.75in" text:min-label-width="0.25in"/>
      </text:list-level-style-bullet>
      <text:list-level-style-bullet text:level="3" text:style-name="List3Level2" text:bullet-char="■">
        <style:list-level-properties text:space-before="1.3748in" text:min-label-width="0.1252in"/>
      </text:list-level-style-bullet>
      <text:list-level-style-bullet text:level="4" text:style-name="List3Level3" text:bullet-char="●">
        <style:list-level-properties text:space-before="1.75in" text:min-label-width="0.25in"/>
      </text:list-level-style-bullet>
      <text:list-level-style-bullet text:level="5" text:style-name="List3Level4" text:bullet-char="○">
        <style:list-level-properties text:space-before="2.25in" text:min-label-width="0.25in"/>
      </text:list-level-style-bullet>
      <text:list-level-style-bullet text:level="6" text:style-name="List3Level5" text:bullet-char="■">
        <style:list-level-properties text:space-before="2.8748in" text:min-label-width="0.1252in"/>
      </text:list-level-style-bullet>
      <text:list-level-style-bullet text:level="7" text:style-name="List3Level6" text:bullet-char="●">
        <style:list-level-properties text:space-before="3.25in" text:min-label-width="0.25in"/>
      </text:list-level-style-bullet>
      <text:list-level-style-bullet text:level="8" text:style-name="List3Level7" text:bullet-char="○">
        <style:list-level-properties text:space-before="3.75in" text:min-label-width="0.25in"/>
      </text:list-level-style-bullet>
      <text:list-level-style-bullet text:level="9" text:style-name="List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25in" text:min-label-width="0.25in"/>
      </text:list-level-style-bullet>
      <text:list-level-style-bullet text:level="2" text:style-name="List4Level1" text:bullet-char="○">
        <style:list-level-properties text:space-before="0.75in" text:min-label-width="0.25in"/>
      </text:list-level-style-bullet>
      <text:list-level-style-bullet text:level="3" text:style-name="List4Level2" text:bullet-char="■">
        <style:list-level-properties text:space-before="1.3748in" text:min-label-width="0.1252in"/>
      </text:list-level-style-bullet>
      <text:list-level-style-bullet text:level="4" text:style-name="List4Level3" text:bullet-char="●">
        <style:list-level-properties text:space-before="1.75in" text:min-label-width="0.25in"/>
      </text:list-level-style-bullet>
      <text:list-level-style-bullet text:level="5" text:style-name="List4Level4" text:bullet-char="○">
        <style:list-level-properties text:space-before="2.25in" text:min-label-width="0.25in"/>
      </text:list-level-style-bullet>
      <text:list-level-style-bullet text:level="6" text:style-name="List4Level5" text:bullet-char="■">
        <style:list-level-properties text:space-before="2.8748in" text:min-label-width="0.1252in"/>
      </text:list-level-style-bullet>
      <text:list-level-style-bullet text:level="7" text:style-name="List4Level6" text:bullet-char="●">
        <style:list-level-properties text:space-before="3.25in" text:min-label-width="0.25in"/>
      </text:list-level-style-bullet>
      <text:list-level-style-bullet text:level="8" text:style-name="List4Level7" text:bullet-char="○">
        <style:list-level-properties text:space-before="3.75in" text:min-label-width="0.25in"/>
      </text:list-level-style-bullet>
      <text:list-level-style-bullet text:level="9" text:style-name="List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</text:list-level-style-bullet>
      <text:list-level-style-bullet text:level="2" text:style-name="List5Level1" text:bullet-char="○">
        <style:list-level-properties text:space-before="0.75in" text:min-label-width="0.25in"/>
      </text:list-level-style-bullet>
      <text:list-level-style-bullet text:level="3" text:style-name="List5Level2" text:bullet-char="■">
        <style:list-level-properties text:space-before="1.3748in" text:min-label-width="0.1252in"/>
      </text:list-level-style-bullet>
      <text:list-level-style-bullet text:level="4" text:style-name="List5Level3" text:bullet-char="●">
        <style:list-level-properties text:space-before="1.75in" text:min-label-width="0.25in"/>
      </text:list-level-style-bullet>
      <text:list-level-style-bullet text:level="5" text:style-name="List5Level4" text:bullet-char="○">
        <style:list-level-properties text:space-before="2.25in" text:min-label-width="0.25in"/>
      </text:list-level-style-bullet>
      <text:list-level-style-bullet text:level="6" text:style-name="List5Level5" text:bullet-char="■">
        <style:list-level-properties text:space-before="2.8748in" text:min-label-width="0.1252in"/>
      </text:list-level-style-bullet>
      <text:list-level-style-bullet text:level="7" text:style-name="List5Level6" text:bullet-char="●">
        <style:list-level-properties text:space-before="3.25in" text:min-label-width="0.25in"/>
      </text:list-level-style-bullet>
      <text:list-level-style-bullet text:level="8" text:style-name="List5Level7" text:bullet-char="○">
        <style:list-level-properties text:space-before="3.75in" text:min-label-width="0.25in"/>
      </text:list-level-style-bullet>
      <text:list-level-style-bullet text:level="9" text:style-name="List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dc:title/>
    <meta:initial-creator/>
    <meta:editing-cycles>18</meta:editing-cycles>
    <dc:date>2015-10-14T12:26:53</dc:date>
    <meta:editing-duration>PT1H31M26S</meta:editing-duration>
    <meta:document-statistic meta:table-count="0" meta:image-count="0" meta:object-count="0" meta:page-count="3" meta:paragraph-count="70" meta:word-count="567" meta:character-count="3164"/>
  </office:meta>
</office:document-meta>
</file>